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13.147cm"/>
    </style:style>
    <style:style style:name="gr5" style:family="graphic" style:parent-style-name="standard" style:list-style-name="L2">
      <style:graphic-properties draw:stroke="none" draw:fill="none" fo:min-height="13.147cm"/>
    </style:style>
    <style:style style:name="gr6" style:family="graphic" style:parent-style-name="standard" style:list-style-name="L2">
      <style:graphic-properties draw:stroke="none" draw:fill="none" fo:min-height="13.147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2cm"/>
    </style:style>
    <style:style style:name="P7" style:family="paragraph">
      <style:paragraph-properties fo:margin-top="0cm" fo:margin-bottom="0.2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7" style:family="text">
      <style:text-properties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8" style:family="text">
      <style:text-properties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font-family="Arial" style:font-family-generic="swiss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0" style:family="text">
      <style:text-properties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1" style:family="text">
      <style:text-properties fo:font-family="'Courier New'" style:font-family-generic="modern" style:font-pitch="fixed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12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15" style:family="text">
      <style:text-properties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Практика №1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4" draw:text-style-name="P7" draw:layer="layout" svg:width="26.302cm" svg:height="17.917cm" svg:x="1.198cm" svg:y="2.704cm">
          <draw:text-box>
            <text:list text:style-name="L2">
              <text:list-item>
                <text:p text:style-name="P6"><text:span text:style-name="T5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6"><text:span text:style-name="T6">lowp – низкая точность</text:span></text:p>
                      </text:list-item>
                      <text:list-item>
                        <text:p text:style-name="P6"><text:span text:style-name="T6">mediump – средняя точность</text:span></text:p>
                      </text:list-item>
                      <text:list-item>
                        <text:p text:style-name="P6"><text:span text:style-name="T6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Скалярные (базовые типы)</text:span></text:p>
                <text:list>
                  <text:list-item>
                    <text:list>
                      <text:list-item>
                        <text:p text:style-name="P6"><text:span text:style-name="T7">float – вещественное число:</text:span></text:p>
                        <text:list>
                          <text:list-item>
                            <text:p text:style-name="P6"><text:span text:style-name="T6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6"><text:span text:style-name="T6">int – целое число</text:span></text:p>
                        <text:list>
                          <text:list-item>
                            <text:p text:style-name="P6"><text:span text:style-name="T6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6"><text:span text:style-name="T6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6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6">Отсутствие неявных приведений типа:</text:span><text:span text:style-name="T6"><text:line-break/></text:span><text:span text:style-name="T8">float a = 1; // порождает ошибку</text:span><text:span text:style-name="T8"><text:line-break/></text:span><text:span text:style-name="T8">float b = 1.0, c = float(1);</text:span></text:p>
                              </text:list-item>
                              <text:list-item>
                                <text:p text:style-name="P6"><text:span text:style-name="T6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6"><text:span text:style-name="T6">Отсутствуют побитовые операции</text:span></text:p>
                              </text:list-item>
                              <text:list-item>
                                <text:p text:style-name="P6"><text:span text:style-name="T6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5" draw:text-style-name="P7" draw:layer="layout" svg:width="26.302cm" svg:height="17.954cm" svg:x="1.198cm" svg:y="2.704cm">
          <draw:text-box>
            <text:list text:style-name="L2">
              <text:list-item>
                <text:p text:style-name="P6"><text:span text:style-name="T5">Векторы</text:span></text:p>
                <text:list>
                  <text:list-item>
                    <text:list>
                      <text:list-item>
                        <text:p text:style-name="P6"><text:span text:style-name="T9">vec2, vec3, vec4 – вещественные вектора на 2, 3 и 4 компоненты</text:span></text:p>
                      </text:list-item>
                      <text:list-item>
                        <text:p text:style-name="P6"><text:span text:style-name="T9">ivec2, ivec3, ivec4 – целочисленные вектора на 2, 3 и 4 компоненты</text:span></text:p>
                      </text:list-item>
                      <text:list-item>
                        <text:p text:style-name="P6"><text:span text:style-name="T9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0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6"><text:span text:style-name="T10">Инициализация вектора может быть осуществлена при помощи конструкторов вида</text:span><text:span text:style-name="T10"><text:line-break/></text:span><text:span text:style-name="T11">vec3 a = vec3(0.1, 0.2, 0.3);</text:span><text:span text:style-name="T11"><text:line-break/></text:span><text:span text:style-name="T11">vec4 b = vec4(a, 0.4);</text:span><text:span text:style-name="T11"><text:line-break/></text:span><text:span text:style-name="T11">vec2 c = vec2(a); // будут взяты первые две компоненты</text:span></text:p>
                              </text:list-item>
                              <text:list-item>
                                <text:p text:style-name="P6"><text:span text:style-name="T10">Для доступа к компонентам можно использовать индекс:</text:span><text:span text:style-name="T10"><text:line-break/></text:span><text:span text:style-name="T11">vec3 a; a[1] = 0.5;</text:span><text:span text:style-name="T10"><text:line-break/></text:span><text:span text:style-name="T10">либо мнемонические поля (x, y, z, w ~ r, g, b, a ~ s, t, p, q):</text:span><text:span text:style-name="T10"><text:line-break/></text:span><text:span text:style-name="T11">vec3 a; a.y = 0.5;</text:span></text:p>
                              </text:list-item>
                              <text:list-item>
                                <text:p text:style-name="P6"><text:span text:style-name="T10">Существуют вспомогательные поля, предоставляющие доступ к любому подмножеству значений в любой последовательности:</text:span><text:span text:style-name="T10"><text:line-break/></text:span><text:span text:style-name="T11">vec3 a, b; </text:span><text:span text:style-name="T11"><text:line-break/></text:span><text:span text:style-name="T11">a.xy = b.zy = vec2(0.5, 0.8);</text:span><text:span text:style-name="T11"><text:line-break/></text:span><text:span text:style-name="T11">vec3 c = vec3(0.9, a.xy);</text:span></text:p>
                              </text:list-item>
                              <text:list-item>
                                <text:p text:style-name="P6"><text:span text:style-name="T10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6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Матрицы</text:span></text:p>
                <text:list>
                  <text:list-item>
                    <text:list>
                      <text:list-item>
                        <text:p text:style-name="P6"><text:span text:style-name="T12">mat2 – вещественная матрица 2х2</text:span></text:p>
                      </text:list-item>
                      <text:list-item>
                        <text:p text:style-name="P6"><text:span text:style-name="T12">mat3 – вещественная матрица 3х3</text:span></text:p>
                      </text:list-item>
                      <text:list-item>
                        <text:p text:style-name="P6"><text:span text:style-name="T12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6"><text:span text:style-name="T13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6"><text:span text:style-name="T13">Матрицы храня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6"><text:span text:style-name="T13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7" draw:text-style-name="P7" draw:layer="layout" svg:width="26.302cm" svg:height="17.371cm" svg:x="1.198cm" svg:y="2.704cm">
          <draw:text-box>
            <text:list text:style-name="L2">
              <text:list-item>
                <text:p text:style-name="P6"><text:span text:style-name="T5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6"><text:span text:style-name="T12">sampler1D – предоставляет доступ к одномерной текстуре</text:span></text:p>
                      </text:list-item>
                      <text:list-item>
                        <text:p text:style-name="P6"><text:span text:style-name="T13">sampler2D – предоставляет доступ к двухмерной текстуре</text:span></text:p>
                      </text:list-item>
                      <text:list-item>
                        <text:p text:style-name="P6"><text:span text:style-name="T13">sampler3D – предоставляет доступ к трехмерной текстуре</text:span></text:p>
                      </text:list-item>
                      <text:list-item>
                        <text:p text:style-name="P6"><text:span text:style-name="T13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Дискретизатор приходит в шейдер извне через </text:span><text:span text:style-name="T14">uniform</text:span><text:span text:style-name="T13">-переменную и не может быть изменён внутри шейдера</text:span></text:p>
                              </text:list-item>
                              <text:list-item>
                                <text:p text:style-name="P6"><text:span text:style-name="T13">Используется для доступа к текстуре</text:span></text:p>
                              </text:list-item>
                              <text:list-item>
                                <text:p text:style-name="P6"><text:span text:style-name="T13">Для извлечения данных из дискретизатора используются специализированные функции, например:</text:span><text:span text:style-name="T13"><text:line-break/></text:span><text:span text:style-name="T15">// fragment shader</text:span><text:span text:style-name="T15"><text:line-break/></text:span><text:span text:style-name="T15">uniform sampler2D tex;</text:span><text:span text:style-name="T15"><text:line-break/></text:span><text:span text:style-name="T15">void main()</text:span><text:span text:style-name="T15"><text:line-break/></text:span><text:span text:style-name="T15">{</text:span><text:span text:style-name="T15"><text:line-break/></text:span><text:span text:style-name="T15"><text:tab/></text:span><text:span text:style-name="T15">vec4 color = texture2D(tex, gl_TexCoord[0].st);</text:span><text:span text:style-name="T15"><text:line-break/></text:span><text:span text:style-name="T15"><text:tab/></text:span><text:span text:style-name="T15">gl_FragColor = color;</text:span><text:span text:style-name="T15"><text:line-break/></text:span><text:span text:style-name="T1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Типы данных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8" draw:text-style-name="P7" draw:layer="layout" svg:width="26.302cm" svg:height="13.397cm" svg:x="1.198cm" svg:y="2.704cm">
          <draw:text-box>
            <text:list text:style-name="L2">
              <text:list-item>
                <text:p text:style-name="P6"><text:span text:style-name="T5">Структуры</text:span></text:p>
                <text:list>
                  <text:list-item>
                    <text:list>
                      <text:list-item>
                        <text:p text:style-name="P6"><text:span text:style-name="T15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6"><text:span text:style-name="T14">union</text:span><text:span text:style-name="T13"> и </text:span><text:span text:style-name="T14">enum</text:span><text:span text:style-name="T13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Массивы</text:span></text:p>
                <text:list>
                  <text:list-item>
                    <text:list>
                      <text:list-item>
                        <text:p text:style-name="P6"><text:span text:style-name="T15">float a[10];</text:span><text:span text:style-name="T15"><text:line-break/></text:span><text:span text:style-name="T15">vec4 points[5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3">Особенности:</text:span></text:p>
                        <text:list>
                          <text:list-item>
                            <text:list>
                              <text:list-item>
                                <text:p text:style-name="P6"><text:span text:style-name="T13">Можно объявлять массивы любых типов</text:span></text:p>
                              </text:list-item>
                              <text:list-item>
                                <text:p text:style-name="P6"><text:span text:style-name="T13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Void – тип для функций, не возвращающих значения</text:span></text:p>
              </text:list-item>
            </text:list>
          </draw:text-box>
        </draw:frame>
        <draw:frame draw:style-name="gr9" draw:text-style-name="P9" draw:layer="layout" svg:width="25cm" svg:height="3.197cm" svg:x="1.5cm" svg:y="16.8cm">
          <draw:text-box>
            <text:list text:style-name="L4">
              <text:list-item>
                <text:p><text:span text:style-name="T16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0" draw:text-style-name="P7" draw:layer="layout" svg:width="26.302cm" svg:height="14.351cm" svg:x="1.198cm" svg:y="2.704cm">
          <draw:text-box>
            <text:list text:style-name="L2">
              <text:list-item>
                <text:p text:style-name="P6"><text:span text:style-name="T5">Перегрузка операций для векторных и матричных типов данных</text:span></text:p>
              </text:list-item>
              <text:list-item>
                <text:p text:style-name="P6"><text:span text:style-name="T5">Функции над векторами:</text:span></text:p>
                <text:list>
                  <text:list-item>
                    <text:list>
                      <text:list-item>
                        <text:p text:style-name="P6"><text:span text:style-name="T5">dot – скалярное произведение</text:span></text:p>
                      </text:list-item>
                      <text:list-item>
                        <text:p text:style-name="P6"><text:span text:style-name="T5">normalize – нормирование вектора</text:span></text:p>
                      </text:list-item>
                      <text:list-item>
                        <text:p text:style-name="P6"><text:span text:style-name="T5">reflect – отражение вектора относительно вектора</text:span></text:p>
                      </text:list-item>
                      <text:list-item>
                        <text:p text:style-name="P6"><text:span text:style-name="T5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6"><text:span text:style-name="T5">length – длина вектора</text:span></text:p>
                      </text:list-item>
                      <text:list-item>
                        <text:p text:style-name="P6"><text:span text:style-name="T5">distance – расстояние между двумя точкам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1" draw:text-style-name="P7" draw:layer="layout" svg:width="26.302cm" svg:height="18.226cm" svg:x="1.198cm" svg:y="2.704cm">
          <draw:text-box>
            <text:list text:style-name="L2">
              <text:list-item>
                <text:p text:style-name="P6"><text:span text:style-name="T5">Функции над матрицами:</text:span></text:p>
                <text:list>
                  <text:list-item>
                    <text:list>
                      <text:list-item>
                        <text:p text:style-name="P6"><text:span text:style-name="T5">determinant – определитель матрицы</text:span></text:p>
                      </text:list-item>
                      <text:list-item>
                        <text:p text:style-name="P6"><text:span text:style-name="T5">transpose – транспонированная матрица</text:span></text:p>
                      </text:list-item>
                      <text:list-item>
                        <text:p text:style-name="P6"><text:span text:style-name="T5">inverse – обратная матрица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Тригонометрические фцнкции</text:span></text:p>
                <text:list>
                  <text:list-item>
                    <text:list>
                      <text:list-item>
                        <text:p text:style-name="P6"><text:span text:style-name="T5">sin, cos, tan – функции</text:span></text:p>
                      </text:list-item>
                      <text:list-item>
                        <text:p text:style-name="P6"><text:span text:style-name="T5">asin, acos, atan – аркфункции</text:span></text:p>
                      </text:list-item>
                      <text:list-item>
                        <text:p text:style-name="P6"><text:span text:style-name="T5">radians, degrees – перевод из градусов в радианы и обратно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Гиперфункции</text:span></text:p>
                <text:list>
                  <text:list-item>
                    <text:list>
                      <text:list-item>
                        <text:p text:style-name="P6"><text:span text:style-name="T5">sinh, cosh, tanh – функции</text:span></text:p>
                      </text:list-item>
                      <text:list-item>
                        <text:p text:style-name="P6"><text:span text:style-name="T5">asinh, acosh, atanh – аркфункции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589cm" svg:x="1cm" svg:y="0.5cm">
          <draw:text-box>
            <text:p><text:span text:style-name="T3">Встроенные функции GLS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9</text:page-count></text:span></text:p>
          </draw:text-box>
        </draw:frame>
        <draw:frame draw:style-name="gr12" draw:text-style-name="P7" draw:layer="layout" svg:width="26.302cm" svg:height="15.976cm" svg:x="1.198cm" svg:y="2.704cm">
          <draw:text-box>
            <text:list text:style-name="L2">
              <text:list-item>
                <text:p text:style-name="P6"><text:span text:style-name="T5">Математические функции</text:span></text:p>
                <text:list>
                  <text:list-item>
                    <text:list>
                      <text:list-item>
                        <text:p text:style-name="P6"><text:span text:style-name="T5">pow – возведение произвольную в степень</text:span></text:p>
                      </text:list-item>
                      <text:list-item>
                        <text:p text:style-name="P6"><text:span text:style-name="T5">exp – экспонента</text:span></text:p>
                      </text:list-item>
                      <text:list-item>
                        <text:p text:style-name="P6"><text:span text:style-name="T5">log – натуральный логарифм</text:span></text:p>
                      </text:list-item>
                      <text:list-item>
                        <text:p text:style-name="P6"><text:span text:style-name="T5">sqrt – квадратный корень</text:span></text:p>
                      </text:list-item>
                      <text:list-item>
                        <text:p text:style-name="P6"><text:span text:style-name="T5">clamp – ограничение значения</text:span></text:p>
                      </text:list-item>
                      <text:list-item>
                        <text:p text:style-name="P6"><text:span text:style-name="T5">abs – моудль</text:span></text:p>
                      </text:list-item>
                      <text:list-item>
                        <text:p text:style-name="P6"><text:span text:style-name="T5">ceil, floor, round – округление в разные стороны</text:span></text:p>
                      </text:list-item>
                      <text:list-item>
                        <text:p text:style-name="P6"><text:span text:style-name="T5">sign – сигнум</text:span></text:p>
                      </text:list-item>
                      <text:list-item>
                        <text:p text:style-name="P6"><text:span text:style-name="T5">min, max – минимум, максимум</text:span></text:p>
                      </text:list-item>
                      <text:list-item>
                        <text:p text:style-name="P6"><text:span text:style-name="T5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. . 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2</meta:editing-cycles>
    <dc:date>2013-03-31T13:31:52</dc:date>
    <meta:generator>LibreOffice/3.5$Linux_x86 LibreOffice_project/350m1$Build-2</meta:generator>
    <dc:creator>icosaeder icosaeder</dc:creator>
    <meta:document-statistic meta:object-count="67"/>
  </office:meta>
</office:document-meta>
</file>